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IMC</text:p>
          </table:table-cell>
          <table:table-cell table:number-columns-repeated="2"/>
          <table:table-cell office:value-type="string" calcext:value-type="string">
            <text:p>HOLO-ECMC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/0.001" office:value-type="float" office:value="2000" calcext:value-type="float">
            <text:p>2000</text:p>
          </table:table-cell>
          <table:table-cell office:value-type="float" office:value="1890" calcext:value-type="float">
            <text:p>1890</text:p>
          </table:table-cell>
          <table:table-cell table:formula="of:=[.C2]/[.B2]" office:value-type="float" office:value="0.945" calcext:value-type="float">
            <text:p>0.945</text:p>
          </table:table-cell>
          <table:table-cell table:style-name="ce1" table:formula="of:=[.C2]/([.A2]*[.B2])" office:value-type="float" office:value="0.00000945" calcext:value-type="float">
            <text:p>9.45E-006</text:p>
          </table:table-cell>
          <table:table-cell office:value-type="float" office:value="1050" calcext:value-type="float">
            <text:p>1050</text:p>
          </table:table-cell>
          <table:table-cell table:style-name="ce4" table:formula="of:=[.F2]/([.A2]*[.B2])" office:value-type="float" office:value="0.00000525" calcext:value-type="float">
            <text:p>5.2500E-006</text:p>
          </table:table-cell>
          <table:table-cell table:number-columns-repeated="11"/>
        </table:table-row>
        <table:table-row table:style-name="ro1">
          <table:table-cell table:style-name="ce1" office:value-type="float" office:value="12000" calcext:value-type="float">
            <text:p>1.20E+004</text:p>
          </table:table-cell>
          <table:table-cell table:style-name="ce1" table:formula="of:=[.B2]" office:value-type="float" office:value="2000" calcext:value-type="float">
            <text:p>2.00E+003</text:p>
          </table:table-cell>
          <table:table-cell office:value-type="float" office:value="233" calcext:value-type="float">
            <text:p>233</text:p>
          </table:table-cell>
          <table:table-cell table:formula="of:=[.C3]/[.B3]" office:value-type="float" office:value="0.1165" calcext:value-type="float">
            <text:p>0.1165</text:p>
          </table:table-cell>
          <table:table-cell table:formula="of:=[.C3]/([.A3]*[.B3])" office:value-type="float" office:value="0.00000970833333333333" calcext:value-type="float">
            <text:p>9.70833333333333E-006</text:p>
          </table:table-cell>
          <table:table-cell office:value-type="float" office:value="194" calcext:value-type="float">
            <text:p>194</text:p>
          </table:table-cell>
          <table:table-cell table:formula="of:=[.F3]/([.A3]*[.B3])" office:value-type="float" office:value="0.00000808333333333333" calcext:value-type="float">
            <text:p>8.08333333333333E-006</text:p>
          </table:table-cell>
          <table:table-cell table:number-columns-repeated="10"/>
          <table:table-cell office:value-type="float" office:value="3383" calcext:value-type="float">
            <text:p>3383</text:p>
          </table:table-cell>
        </table:table-row>
        <table:table-row table:style-name="ro1">
          <table:table-cell table:style-name="ce1" office:value-type="float" office:value="12000" calcext:value-type="float">
            <text:p>1.20E+004</text:p>
          </table:table-cell>
          <table:table-cell table:style-name="ce1" table:formula="of:=[.B3]/5" office:value-type="float" office:value="400" calcext:value-type="float">
            <text:p>4.00E+002</text:p>
          </table:table-cell>
          <table:table-cell office:value-type="float" office:value="93.3" calcext:value-type="float">
            <text:p>93.3</text:p>
          </table:table-cell>
          <table:table-cell table:formula="of:=[.C4]/[.B4]" office:value-type="float" office:value="0.23325" calcext:value-type="float">
            <text:p>0.23325</text:p>
          </table:table-cell>
          <table:table-cell table:formula="of:=[.C4]/([.A4]*[.B4])" office:value-type="float" office:value="0.0000194375" calcext:value-type="float">
            <text:p>1.94375E-005</text:p>
          </table:table-cell>
          <table:table-cell office:value-type="float" office:value="45.3" calcext:value-type="float">
            <text:p>45.3</text:p>
          </table:table-cell>
          <table:table-cell table:formula="of:=[.F4]/([.A4]*[.B4])" office:value-type="float" office:value="0.0000094375" calcext:value-type="float">
            <text:p>9.4375E-006</text:p>
          </table:table-cell>
          <table:table-cell table:number-columns-repeated="10"/>
          <table:table-cell office:value-type="float" office:value="3380" calcext:value-type="float">
            <text:p>3380</text:p>
          </table:table-cell>
        </table:table-row>
        <table:table-row table:style-name="ro1">
          <table:table-cell table:number-columns-repeated="17"/>
          <table:table-cell office:value-type="float" office:value="3379" calcext:value-type="float">
            <text:p>3379</text:p>
          </table:table-cell>
        </table:table-row>
        <table:table-row table:style-name="ro1">
          <table:table-cell/>
          <table:table-cell office:value-type="string" calcext:value-type="string">
            <text:p>twomat</text:p>
          </table:table-cell>
          <table:table-cell table:number-columns-repeated="15"/>
          <table:table-cell office:value-type="float" office:value="3373" calcext:value-type="float">
            <text:p>3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C</text:p>
          </table:table-cell>
          <table:table-cell table:number-columns-repeated="2"/>
          <table:table-cell office:value-type="string" calcext:value-type="string">
            <text:p>HOLO-ECMC</text:p>
          </table:table-cell>
          <table:table-cell table:number-columns-repeated="11"/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0" calcext:value-type="float">
            <text:p>2000</text:p>
          </table:table-cell>
          <table:table-cell office:value-type="float" office:value="3394" calcext:value-type="float">
            <text:p>3394</text:p>
          </table:table-cell>
          <table:table-cell/>
          <table:table-cell table:style-name="ce1" table:formula="of:=[.C8]/([.A8]*[.B8])" office:value-type="float" office:value="0.00001697" calcext:value-type="float">
            <text:p>1.70E-005</text:p>
          </table:table-cell>
          <table:table-cell office:value-type="float" office:value="705" calcext:value-type="float">
            <text:p>705</text:p>
          </table:table-cell>
          <table:table-cell table:style-name="ce4" table:formula="of:=[.F8]/([.A8]*[.B8])" office:value-type="float" office:value="0.000003525" calcext:value-type="float">
            <text:p>3.5250E-006</text:p>
          </table:table-cell>
          <table:table-cell table:number-columns-repeated="10"/>
          <table:table-cell office:value-type="float" office:value="3362" calcext:value-type="float">
            <text:p>3362</text:p>
          </table:table-cell>
        </table:table-row>
        <table:table-row table:style-name="ro1">
          <table:table-cell table:style-name="ce1" office:value-type="float" office:value="30000" calcext:value-type="float">
            <text:p>3.00E+004</text:p>
          </table:table-cell>
          <table:table-cell office:value-type="float" office:value="2000" calcext:value-type="float">
            <text:p>200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1" table:formula="of:=[.C9]/([.A9]*[.B9])" office:value-type="float" office:value="0.000018" calcext:value-type="float">
            <text:p>1.80E-005</text:p>
          </table:table-cell>
          <table:table-cell office:value-type="float" office:value="412" calcext:value-type="float">
            <text:p>412</text:p>
          </table:table-cell>
          <table:table-cell table:formula="of:=[.F9]/([.A9]*[.B9])" office:value-type="float" office:value="0.00000686666666666667" calcext:value-type="float">
            <text:p>6.86666666666667E-006</text:p>
          </table:table-cell>
          <table:table-cell table:number-columns-repeated="10"/>
          <table:table-cell office:value-type="float" office:value="3421" calcext:value-type="float">
            <text:p>3421</text:p>
          </table:table-cell>
        </table:table-row>
        <table:table-row table:style-name="ro1">
          <table:table-cell table:style-name="ce1" office:value-type="float" office:value="30000" calcext:value-type="float">
            <text:p>3.00E+004</text:p>
          </table:table-cell>
          <table:table-cell office:value-type="float" office:value="400" calcext:value-type="float">
            <text:p>400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1" table:formula="of:=[.C10]/([.A10]*[.B10])" office:value-type="float" office:value="0.0000593333333333333" calcext:value-type="float">
            <text:p>5.93E-005</text:p>
          </table:table-cell>
          <table:table-cell office:value-type="float" office:value="89.2" calcext:value-type="float">
            <text:p>89.2</text:p>
          </table:table-cell>
          <table:table-cell table:formula="of:=[.F10]/([.A10]*[.B10])" office:value-type="float" office:value="0.00000743333333333333" calcext:value-type="float">
            <text:p>7.43333333333333E-006</text:p>
          </table:table-cell>
          <table:table-cell table:number-columns-repeated="10"/>
          <table:table-cell office:value-type="float" office:value="3492" calcext:value-type="float">
            <text:p>3492</text:p>
          </table:table-cell>
        </table:table-row>
        <table:table-row table:style-name="ro1">
          <table:table-cell table:number-columns-repeated="17"/>
          <table:table-cell office:value-type="float" office:value="3383" calcext:value-type="float">
            <text:p>3383</text:p>
          </table:table-cell>
        </table:table-row>
        <table:table-row table:style-name="ro1">
          <table:table-cell table:number-columns-repeated="12"/>
          <table:table-cell table:formula="of:=1/(300*0.001)" office:value-type="float" office:value="3.33333333333333" calcext:value-type="float">
            <text:p>3.3333333333</text:p>
          </table:table-cell>
          <table:table-cell table:number-columns-repeated="4"/>
          <table:table-cell table:formula="of:=AVERAGE([.R3:.R11])" office:value-type="float" office:value="3394.44444444444" calcext:value-type="float">
            <text:p>3394.444444444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formula="of:=1.6067002046E-018/3000" office:value-type="float" office:value="5.35566734866667E-022" calcext:value-type="float">
            <text:p>5.35566734866667E-02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office:value-type="string" calcext:value-type="string">
            <text:p>%=</text:p>
          </table:table-cell>
          <table:table-cell table:style-name="ce2" office:value-type="percentage" office:value="0.2" calcext:value-type="percentage">
            <text:p>20.00%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factor=</text:p>
          </table:table-cell>
          <table:table-cell table:formula="of:=1+[.P16]*3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n=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N =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office:value-type="float" office:value="0.03" calcext:value-type="float">
            <text:p>3.00E-002</text:p>
          </table:table-cell>
          <table:table-cell table:formula="of:=0.001*[.K20]^(-3)" office:value-type="float" office:value="37.037037037037" calcext:value-type="float">
            <text:p>37.037037037</text:p>
          </table:table-cell>
          <table:table-cell table:number-columns-repeated="2"/>
          <table:table-cell office:value-type="string" calcext:value-type="string">
            <text:p>hists/batch=</text:p>
          </table:table-cell>
          <table:table-cell table:formula="of:=[.P19]/([.P18]*(1+[.P17]+[.P17]^2))" office:value-type="float" office:value="6459.94832041344" calcext:value-type="float">
            <text:p>6459.94832041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rshak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OM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IMC </text:p>
          </table:table-cell>
          <table:table-cell office:value-type="string" calcext:value-type="string">
            <text:p>HOLO-ECMC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HOLO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percentage" office:value="0.03395597" calcext:value-type="percentage">
            <text:p>3.40%</text:p>
          </table:table-cell>
          <table:table-cell table:style-name="ce2" office:value-type="percentage" office:value="0.002818" calcext:value-type="percentage">
            <text:p>0.28%</text:p>
          </table:table-cell>
          <table:table-cell table:style-name="ce1" office:value-type="float" office:value="0.000014455" calcext:value-type="float">
            <text:p>1.45E-005</text:p>
          </table:table-cell>
          <table:table-cell table:style-name="ce1" office:value-type="float" office:value="0.0020979" calcext:value-type="float">
            <text:p>2.10E-003</text:p>
          </table:table-cell>
          <table:table-cell table:formula="of:=[.G25]/[.$G$25]" office:value-type="float" office:value="1" calcext:value-type="float">
            <text:p>1</text:p>
          </table:table-cell>
          <table:table-cell table:formula="of:=[.H25]/[.$G$25]" office:value-type="float" office:value="145.133171912833" calcext:value-type="float">
            <text:p>145.13317191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2" office:value-type="percentage" office:value="0.01219831" calcext:value-type="percentage">
            <text:p>1.22%</text:p>
          </table:table-cell>
          <table:table-cell table:style-name="ce2" office:value-type="percentage" office:value="0.00057245" calcext:value-type="percentage">
            <text:p>0.06%</text:p>
          </table:table-cell>
          <table:table-cell table:style-name="ce1" office:value-type="float" office:value="0.000013441" calcext:value-type="float">
            <text:p>1.34E-005</text:p>
          </table:table-cell>
          <table:table-cell table:style-name="ce1" office:value-type="float" office:value="0.0061032" calcext:value-type="float">
            <text:p>6.10E-003</text:p>
          </table:table-cell>
          <table:table-cell table:formula="of:=[.G26]/[.$G$25]" office:value-type="float" office:value="0.929851262538914" calcext:value-type="float">
            <text:p>0.9298512625</text:p>
          </table:table-cell>
          <table:table-cell table:formula="of:=[.H26]/[.$G$25]" office:value-type="float" office:value="422.220684884123" calcext:value-type="float">
            <text:p>422.2206848841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twomat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OM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IMC </text:p>
          </table:table-cell>
          <table:table-cell office:value-type="string" calcext:value-type="string">
            <text:p>HOLO-ECMC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HOLO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style-name="ce2" office:value-type="percentage" office:value="0.036291969" calcext:value-type="percentage">
            <text:p>3.63%</text:p>
          </table:table-cell>
          <table:table-cell table:style-name="ce2" office:value-type="percentage" office:value="0.00011241" calcext:value-type="percentage">
            <text:p>0.01%</text:p>
          </table:table-cell>
          <table:table-cell table:style-name="ce1" office:value-type="float" office:value="0.000012654" calcext:value-type="float">
            <text:p>1.27E-005</text:p>
          </table:table-cell>
          <table:table-cell table:style-name="ce1" office:value-type="float" office:value="1.319" calcext:value-type="float">
            <text:p>1.32E+000</text:p>
          </table:table-cell>
          <table:table-cell table:formula="of:=[.G33]/[.$G$33]" office:value-type="float" office:value="1" calcext:value-type="float">
            <text:p>1</text:p>
          </table:table-cell>
          <table:table-cell table:formula="of:=[.H33]/[.$G$33]" office:value-type="float" office:value="104235.814762131" calcext:value-type="float">
            <text:p>104235.8147621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2" office:value-type="percentage" office:value="0.01957057" calcext:value-type="percentage">
            <text:p>1.96%</text:p>
          </table:table-cell>
          <table:table-cell table:style-name="ce2" office:value-type="percentage" office:value="0.00003315" calcext:value-type="percentage">
            <text:p>0.00%</text:p>
          </table:table-cell>
          <table:table-cell table:style-name="ce1" office:value-type="float" office:value="0.000013055" calcext:value-type="float">
            <text:p>1.31E-005</text:p>
          </table:table-cell>
          <table:table-cell table:style-name="ce1" office:value-type="float" office:value="4.5512" calcext:value-type="float">
            <text:p>4.55E+000</text:p>
          </table:table-cell>
          <table:table-cell table:formula="of:=[.G34]/[.$G$33]" office:value-type="float" office:value="1.03168958432116" calcext:value-type="float">
            <text:p>1.0316895843</text:p>
          </table:table-cell>
          <table:table-cell table:formula="of:=[.H34]/[.$G$33]" office:value-type="float" office:value="359664.928085981" calcext:value-type="float">
            <text:p>359664.928085981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rshak</text:p>
          </table:table-cell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FOM </text:p>
          </table:table-cell>
          <table:table-cell table:number-columns-repeated="6"/>
          <table:table-cell table:formula="of:=0.0277^2" office:value-type="float" office:value="0.00076729" calcext:value-type="float">
            <text:p>0.000767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MC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ECMC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ECM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3" office:value-type="float" office:value="0.0277" calcext:value-type="float">
            <text:p>0.0277</text:p>
          </table:table-cell>
          <table:table-cell table:style-name="ce3" office:value-type="float" office:value="0.00095" calcext:value-type="float">
            <text:p>0.00095</text:p>
          </table:table-cell>
          <table:table-cell table:style-name="ce3" table:formula="of:=[.F25]" office:value-type="float" office:value="0.002818" calcext:value-type="float">
            <text:p>0.002818</text:p>
          </table:table-cell>
          <table:table-cell table:style-name="ce1" office:value-type="float" office:value="0.000021746" calcext:value-type="float">
            <text:p>2.17E-005</text:p>
          </table:table-cell>
          <table:table-cell table:style-name="ce1" office:value-type="float" office:value="0.018459" calcext:value-type="float">
            <text:p>1.85E-002</text:p>
          </table:table-cell>
          <table:table-cell table:style-name="ce1" table:formula="of:=[.H25]" office:value-type="float" office:value="0.0020979" calcext:value-type="float">
            <text:p>2.10E-003</text:p>
          </table:table-cell>
          <table:table-cell table:formula="of:=[.H39]/[.$G$25]" office:value-type="float" office:value="1.50439294361813" calcext:value-type="float">
            <text:p>1.5043929436</text:p>
          </table:table-cell>
          <table:table-cell table:formula="of:=[.I39]/[.$G$25]" office:value-type="float" office:value="1276.99757869249" calcext:value-type="float">
            <text:p>1276.9975786925</text:p>
          </table:table-cell>
          <table:table-cell table:formula="of:=[.J39]/[.$G$25]" office:value-type="float" office:value="145.133171912833" calcext:value-type="float">
            <text:p>145.1331719128</text:p>
          </table:table-cell>
          <table:table-cell/>
          <table:table-cell table:formula="of:=1/([.E39]^2*[.$D39]*1000*5000)" office:value-type="float" office:value="0.0000217214699353135" calcext:value-type="float">
            <text:p>2.17214699353135E-005</text:p>
          </table:table-cell>
          <table:table-cell table:formula="of:=1/([.F39]^2*[.$D39]*1000*5000)" office:value-type="float" office:value="0.0184672206832872" calcext:value-type="float">
            <text:p>0.0184672207</text:p>
          </table:table-cell>
          <table:table-cell table:formula="of:=1/([.G39]^2*[.$D39]*1000*5000)" office:value-type="float" office:value="0.00209877929958866" calcext:value-type="float">
            <text:p>0.00209877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3" office:value-type="float" office:value="0.0098" calcext:value-type="float">
            <text:p>0.0098</text:p>
          </table:table-cell>
          <table:table-cell table:style-name="ce3" office:value-type="float" office:value="0.00033" calcext:value-type="float">
            <text:p>0.00033</text:p>
          </table:table-cell>
          <table:table-cell table:style-name="ce3" table:formula="of:=[.F26]" office:value-type="float" office:value="0.00057245" calcext:value-type="float">
            <text:p>0.00057245</text:p>
          </table:table-cell>
          <table:table-cell table:style-name="ce1" office:value-type="float" office:value="0.00002075" calcext:value-type="float">
            <text:p>2.08E-005</text:p>
          </table:table-cell>
          <table:table-cell table:style-name="ce1" office:value-type="float" office:value="0.018405" calcext:value-type="float">
            <text:p>1.84E-002</text:p>
          </table:table-cell>
          <table:table-cell table:style-name="ce1" table:formula="of:=[.H26]" office:value-type="float" office:value="0.0061032" calcext:value-type="float">
            <text:p>6.10E-003</text:p>
          </table:table-cell>
          <table:table-cell table:formula="of:=[.H40]/[.$G$25]" office:value-type="float" office:value="1.4354894500173" calcext:value-type="float">
            <text:p>1.43548945</text:p>
          </table:table-cell>
          <table:table-cell table:formula="of:=[.I40]/[.$G$25]" office:value-type="float" office:value="1273.26184711173" calcext:value-type="float">
            <text:p>1273.2618471117</text:p>
          </table:table-cell>
          <table:table-cell table:formula="of:=[.J40]/[.$G$25]" office:value-type="float" office:value="422.220684884123" calcext:value-type="float">
            <text:p>422.2206848841</text:p>
          </table:table-cell>
          <table:table-cell/>
          <table:table-cell table:formula="of:=1/([.E40]^2*[.$D40]*1000*5000)" office:value-type="float" office:value="0.0000208246563931695" calcext:value-type="float">
            <text:p>2.08246563931695E-005</text:p>
          </table:table-cell>
          <table:table-cell table:formula="of:=1/([.F40]^2*[.$D40]*1000*5000)" office:value-type="float" office:value="0.0183654729109275" calcext:value-type="float">
            <text:p>0.0183654729</text:p>
          </table:table-cell>
          <table:table-cell table:formula="of:=1/([.G40]^2*[.$D40]*1000*5000)" office:value-type="float" office:value="0.0061031616963802" calcext:value-type="float">
            <text:p>0.0061031617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two_mat</text:p>
          </table:table-cell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FOM 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MC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ECMC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ECM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351103" calcext:value-type="float">
            <text:p>0.05351103</text:p>
          </table:table-cell>
          <table:table-cell office:value-type="float" office:value="0.00002953" calcext:value-type="float">
            <text:p>0.00002953</text:p>
          </table:table-cell>
          <table:table-cell office:value-type="float" office:value="0.00011241" calcext:value-type="float">
            <text:p>0.00011241</text:p>
          </table:table-cell>
          <table:table-cell table:style-name="ce1" office:value-type="float" office:value="0.0000058205" calcext:value-type="float">
            <text:p>5.82E-006</text:p>
          </table:table-cell>
          <table:table-cell office:value-type="float" office:value="19.1" calcext:value-type="float">
            <text:p>19.1</text:p>
          </table:table-cell>
          <table:table-cell table:style-name="ce1" table:formula="of:=[.H33]" office:value-type="float" office:value="1.319" calcext:value-type="float">
            <text:p>1.32E+000</text:p>
          </table:table-cell>
          <table:table-cell table:formula="of:=[.H44]/[.$G$33]" office:value-type="float" office:value="0.459973131025763" calcext:value-type="float">
            <text:p>0.459973131</text:p>
          </table:table-cell>
          <table:table-cell table:formula="of:=[.I44]/[.$G$33]" office:value-type="float" office:value="1509404.14098309" calcext:value-type="float">
            <text:p>1509404.14098309</text:p>
          </table:table-cell>
          <table:table-cell table:formula="of:=[.J44]/[.$G$33]" office:value-type="float" office:value="104235.814762131" calcext:value-type="float">
            <text:p>104235.814762131</text:p>
          </table:table-cell>
          <table:table-cell/>
          <table:table-cell table:formula="of:=1/([.E44]^2*[.$D44]*1000*2000)" office:value-type="float" office:value="0.0000058205245933116" calcext:value-type="float">
            <text:p>5.8205245933116E-006</text:p>
          </table:table-cell>
          <table:table-cell table:formula="of:=1/([.F44]^2*[.$D44]*1000*2000)" office:value-type="float" office:value="19.1126917562029" calcext:value-type="float">
            <text:p>19.1126917562</text:p>
          </table:table-cell>
          <table:table-cell table:formula="of:=1/([.G44]^2*[.$D44]*1000*2000)" office:value-type="float" office:value="1.31898195496303" calcext:value-type="float">
            <text:p>1.3189819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2849246" calcext:value-type="float">
            <text:p>0.02849246</text:p>
          </table:table-cell>
          <table:table-cell office:value-type="float" office:value="0.00001474" calcext:value-type="float">
            <text:p>0.00001474</text:p>
          </table:table-cell>
          <table:table-cell office:value-type="float" office:value="0.00003315" calcext:value-type="float">
            <text:p>0.00003315</text:p>
          </table:table-cell>
          <table:table-cell table:style-name="ce1" office:value-type="float" office:value="0.000006159" calcext:value-type="float">
            <text:p>6.16E-006</text:p>
          </table:table-cell>
          <table:table-cell office:value-type="float" office:value="23.005" calcext:value-type="float">
            <text:p>23.005</text:p>
          </table:table-cell>
          <table:table-cell table:style-name="ce1" table:formula="of:=[.H34]" office:value-type="float" office:value="4.5512" calcext:value-type="float">
            <text:p>4.55E+000</text:p>
          </table:table-cell>
          <table:table-cell table:formula="of:=[.H45]/[.$G$33]" office:value-type="float" office:value="0.486723565670934" calcext:value-type="float">
            <text:p>0.4867235657</text:p>
          </table:table-cell>
          <table:table-cell table:formula="of:=[.I45]/[.$G$33]" office:value-type="float" office:value="1818002.21273905" calcext:value-type="float">
            <text:p>1818002.21273905</text:p>
          </table:table-cell>
          <table:table-cell table:formula="of:=[.J45]/[.$G$33]" office:value-type="float" office:value="359664.928085981" calcext:value-type="float">
            <text:p>359664.928085981</text:p>
          </table:table-cell>
          <table:table-cell/>
          <table:table-cell table:formula="of:=1/([.E45]^2*[.$D45]*1000*2000)" office:value-type="float" office:value="0.00000615899866333838" calcext:value-type="float">
            <text:p>0.000006159</text:p>
          </table:table-cell>
          <table:table-cell table:formula="of:=1/([.F45]^2*[.$D45]*1000*2000)" office:value-type="float" office:value="23.0130953717904" calcext:value-type="float">
            <text:p>23.0130953718</text:p>
          </table:table-cell>
          <table:table-cell table:formula="of:=1/([.G45]^2*[.$D45]*1000*2000)" office:value-type="float" office:value="4.54991139047567" calcext:value-type="float">
            <text:p>4.5499113905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heated marsh</text:p>
          </table:table-cell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FOM 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MC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ECMC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ECM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percentage" office:value="0.00858833" calcext:value-type="percentage">
            <text:p>0.86%</text:p>
          </table:table-cell>
          <table:table-cell table:style-name="ce2" office:value-type="percentage" office:value="0.0013337" calcext:value-type="percentage">
            <text:p>0.13%</text:p>
          </table:table-cell>
          <table:table-cell table:style-name="ce2" office:value-type="percentage" office:value="0.0023797" calcext:value-type="percentage">
            <text:p>0.24%</text:p>
          </table:table-cell>
          <table:table-cell table:style-name="ce1" office:value-type="float" office:value="0.0022596" calcext:value-type="float">
            <text:p>2.26E-003</text:p>
          </table:table-cell>
          <table:table-cell table:style-name="ce1" office:value-type="float" office:value="0.093699" calcext:value-type="float">
            <text:p>9.37E-002</text:p>
          </table:table-cell>
          <table:table-cell table:style-name="ce1" office:value-type="float" office:value="0.029431" calcext:value-type="float">
            <text:p>2.94E-002</text:p>
          </table:table-cell>
          <table:table-cell table:formula="of:=[.H49]/[.$H$49]" office:value-type="float" office:value="1" calcext:value-type="float">
            <text:p>1</text:p>
          </table:table-cell>
          <table:table-cell table:formula="of:=[.I49]/[.$H$49]" office:value-type="float" office:value="41.4670738183749" calcext:value-type="float">
            <text:p>41.4670738184</text:p>
          </table:table-cell>
          <table:table-cell table:formula="of:=[.J49]/[.$H$49]" office:value-type="float" office:value="13.0248716587007" calcext:value-type="float">
            <text:p>13.0248716587</text:p>
          </table:table-cell>
          <table:table-cell/>
          <table:table-cell table:formula="of:=1/([.E49]^2*[.$D49]*1000*500)" office:value-type="float" office:value="0.00225959862911907" calcext:value-type="float">
            <text:p>0.0022595986</text:p>
          </table:table-cell>
          <table:table-cell table:formula="of:=1/([.F49]^2*[.$D49]*1000*500)" office:value-type="float" office:value="0.0936984587617351" calcext:value-type="float">
            <text:p>0.0936984588</text:p>
          </table:table-cell>
          <table:table-cell table:formula="of:=1/([.G49]^2*[.$D49]*1000*500)" office:value-type="float" office:value="0.029430953219949" calcext:value-type="float">
            <text:p>0.02943095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style-name="ce2" office:value-type="percentage" office:value="0.00540456" calcext:value-type="percentage">
            <text:p>0.54%</text:p>
          </table:table-cell>
          <table:table-cell table:style-name="ce2" office:value-type="percentage" office:value="0.00078138" calcext:value-type="percentage">
            <text:p>0.08%</text:p>
          </table:table-cell>
          <table:table-cell table:style-name="ce2" office:value-type="percentage" office:value="0.00149891" calcext:value-type="percentage">
            <text:p>0.15%</text:p>
          </table:table-cell>
          <table:table-cell table:style-name="ce1" office:value-type="float" office:value="0.0022524" calcext:value-type="float">
            <text:p>2.25E-003</text:p>
          </table:table-cell>
          <table:table-cell office:value-type="float" office:value="0.10919" calcext:value-type="float">
            <text:p>0.10919</text:p>
          </table:table-cell>
          <table:table-cell table:style-name="ce1" office:value-type="float" office:value="0.029673" calcext:value-type="float">
            <text:p>2.97E-002</text:p>
          </table:table-cell>
          <table:table-cell table:formula="of:=[.H50]/[.$H$49]" office:value-type="float" office:value="0.996813595326607" calcext:value-type="float">
            <text:p>0.9968135953</text:p>
          </table:table-cell>
          <table:table-cell table:formula="of:=[.I50]/[.$H$49]" office:value-type="float" office:value="48.322711984422" calcext:value-type="float">
            <text:p>48.3227119844</text:p>
          </table:table-cell>
          <table:table-cell table:formula="of:=[.J50]/[.$H$49]" office:value-type="float" office:value="13.131970260223" calcext:value-type="float">
            <text:p>13.1319702602</text:p>
          </table:table-cell>
          <table:table-cell/>
          <table:table-cell table:formula="of:=1/([.E50]^2*[.$D50]*1000*500)" office:value-type="float" office:value="0.00228238053947019" calcext:value-type="float">
            <text:p>0.0022823805</text:p>
          </table:table-cell>
          <table:table-cell table:formula="of:=1/([.F50]^2*[.$D50]*1000*500)" office:value-type="float" office:value="0.109190325103106" calcext:value-type="float">
            <text:p>0.1091903251</text:p>
          </table:table-cell>
          <table:table-cell table:formula="of:=1/([.G50]^2*[.$D50]*1000*500)" office:value-type="float" office:value="0.029672738340827" calcext:value-type="float">
            <text:p>0.02967273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2" office:value-type="percentage" office:value="0.00163175" calcext:value-type="percentage">
            <text:p>0.16%</text:p>
          </table:table-cell>
          <table:table-cell table:style-name="ce2" office:value-type="percentage" office:value="0.00042287" calcext:value-type="percentage">
            <text:p>0.04%</text:p>
          </table:table-cell>
          <table:table-cell table:style-name="ce2" office:value-type="percentage" office:value="0.00075556" calcext:value-type="percentage">
            <text:p>0.08%</text:p>
          </table:table-cell>
          <table:table-cell table:style-name="ce1" office:value-type="float" office:value="0.0075115" calcext:value-type="float">
            <text:p>7.51E-003</text:p>
          </table:table-cell>
          <table:table-cell office:value-type="float" office:value="0.1185" calcext:value-type="float">
            <text:p>0.1185</text:p>
          </table:table-cell>
          <table:table-cell table:formula="of:=[.Q51]" office:value-type="float" office:value="0.0350341899079722" calcext:value-type="float">
            <text:p>0.0350341899</text:p>
          </table:table-cell>
          <table:table-cell table:formula="of:=[.H51]/[.$H$49]" office:value-type="float" office:value="3.32426093113825" calcext:value-type="float">
            <text:p>3.3242609311</text:p>
          </table:table-cell>
          <table:table-cell table:formula="of:=[.I51]/[.$H$49]" office:value-type="float" office:value="52.4429102496017" calcext:value-type="float">
            <text:p>52.4429102496</text:p>
          </table:table-cell>
          <table:table-cell table:formula="of:=[.J51]/[.$H$49]" office:value-type="float" office:value="15.5045981182387" calcext:value-type="float">
            <text:p>15.5045981182</text:p>
          </table:table-cell>
          <table:table-cell/>
          <table:table-cell table:formula="of:=1/([.E51]^2*[.$D51]*1000*500)" office:value-type="float" office:value="0.00751143222379542" calcext:value-type="float">
            <text:p>0.0075114322</text:p>
          </table:table-cell>
          <table:table-cell table:formula="of:=1/([.F51]^2*[.$D51]*1000*500)" office:value-type="float" office:value="0.111844915098075" calcext:value-type="float">
            <text:p>0.1118449151</text:p>
          </table:table-cell>
          <table:table-cell table:formula="of:=1/([.G51]^2*[.$D51]*1000*500)" office:value-type="float" office:value="0.0350341899079722" calcext:value-type="float">
            <text:p>0.03503418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MR</text:p>
          </table:table-cell>
          <table:table-cell office:value-type="float" office:value="99881" calcext:value-type="float">
            <text:p>99881</text:p>
          </table:table-cell>
          <table:table-cell table:number-columns-repeated="2"/>
          <table:table-cell table:style-name="ce2" office:value-type="percentage" office:value="0.00037911" calcext:value-type="percentage">
            <text:p>0.04%</text:p>
          </table:table-cell>
          <table:table-cell table:number-columns-repeated="2"/>
          <table:table-cell table:formula="of:=[.Q52]" office:value-type="float" office:value="0.139321016169693" calcext:value-type="float">
            <text:p>0.1393210162</text:p>
          </table:table-cell>
          <table:table-cell/>
          <table:table-cell table:formula="of:=[.I52]/[.$H$49]" office:value-type="float" office:value="0" calcext:value-type="float">
            <text:p>0</text:p>
          </table:table-cell>
          <table:table-cell table:formula="of:=[.J52]/[.$H$49]" office:value-type="float" office:value="61.657380142367" calcext:value-type="float">
            <text:p>61.6573801424</text:p>
          </table:table-cell>
          <table:table-cell/>
          <table:table-cell table:formula="of:=1/([.E52]^2*[.$D52]*1000*500)" office:value-type="string" office:string-value="" calcext:value-type="error">
            <text:p>#DIV/0!</text:p>
          </table:table-cell>
          <table:table-cell table:formula="of:=1/([.F52]^2*[.$D52]*1000*500)" office:value-type="string" office:string-value="" calcext:value-type="error">
            <text:p>#DIV/0!</text:p>
          </table:table-cell>
          <table:table-cell table:formula="of:=1/([.G52]*[.G52]*[.D52]*500)" office:value-type="float" office:value="0.139321016169693" calcext:value-type="float">
            <text:p>0.13932101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MP (AMR)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office:value-type="percentage" office:value="0.00066114" calcext:value-type="percentage">
            <text:p>0.07%</text:p>
          </table:table-cell>
          <table:table-cell table:style-name="ce2" office:value-type="percentage" office:value="0.00113" calcext:value-type="percentage">
            <text:p>0.11%</text:p>
          </table:table-cell>
          <table:table-cell/>
          <table:table-cell table:formula="of:=[.P53]" office:value-type="float" office:value="0.0457554813769522" calcext:value-type="float">
            <text:p>0.0457554814</text:p>
          </table:table-cell>
          <table:table-cell table:formula="of:=[.Q53]" office:value-type="float" office:value="0.0156629336674759" calcext:value-type="float">
            <text:p>0.0156629337</text:p>
          </table:table-cell>
          <table:table-cell table:number-columns-repeated="4"/>
          <table:table-cell table:formula="of:=1/([.E53]^2*[.$D53]*1000*500)" office:value-type="string" office:string-value="" calcext:value-type="error">
            <text:p>#DIV/0!</text:p>
          </table:table-cell>
          <table:table-cell table:formula="of:=1/([.F53]^2*[.$D53]*1000*500)" office:value-type="float" office:value="0.0457554813769522" calcext:value-type="float">
            <text:p>0.0457554814</text:p>
          </table:table-cell>
          <table:table-cell table:formula="of:=1/([.G53]^2*[.$D53]*1000*500)" office:value-type="float" office:value="0.0156629336674759" calcext:value-type="float">
            <text:p>0.01566293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4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9:19:58.463052247</meta:creation-date>
    <dc:date>2016-01-28T15:11:31.013562071</dc:date>
    <meta:editing-duration>P3DT48M19S</meta:editing-duration>
    <meta:editing-cycles>3</meta:editing-cycles>
    <meta:generator>LibreOffice/4.2.8.2$Linux_X86_64 LibreOffice_project/420m0$Build-2</meta:generator>
    <meta:document-statistic meta:table-count="1" meta:cell-count="247" meta:object-count="0"/>
  </office:meta>
</office:document-meta>
</file>